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Mono1" svg:font-family="'Liberation Mono'" style:font-family-generic="modern" style:font-pitch="fixed"/>
    <style:font-face style:name="Liberation Mono" svg:font-family="'Liberation Mono'" style:font-adornments="Bol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_20_indent">
      <style:text-properties officeooo:paragraph-rsid="0006f267"/>
    </style:style>
    <style:style style:name="P2" style:family="paragraph" style:parent-style-name="Text_20_body_20_indent">
      <style:text-properties style:font-name="Liberation Mono1" fo:font-style="italic" fo:font-weight="bold" officeooo:paragraph-rsid="00171e58" style:font-style-asian="italic" style:font-weight-asian="bold" style:font-style-complex="italic" style:font-weight-complex="bold"/>
    </style:style>
    <style:style style:name="P3" style:family="paragraph" style:parent-style-name="Standard">
      <style:paragraph-properties fo:text-align="center" style:justify-single-word="false"/>
      <style:text-properties officeooo:rsid="000103ab" officeooo:paragraph-rsid="000103ab"/>
    </style:style>
    <style:style style:name="P4" style:family="paragraph" style:parent-style-name="Standard">
      <style:text-properties officeooo:rsid="000103ab" officeooo:paragraph-rsid="000103ab"/>
    </style:style>
    <style:style style:name="P5" style:family="paragraph" style:parent-style-name="Text_20_body">
      <style:text-properties officeooo:rsid="000103ab"/>
    </style:style>
    <style:style style:name="P6" style:family="paragraph" style:parent-style-name="Text_20_body">
      <style:text-properties officeooo:rsid="000103ab" officeooo:paragraph-rsid="000103ab"/>
    </style:style>
    <style:style style:name="P7" style:family="paragraph" style:parent-style-name="Text_20_body">
      <style:text-properties officeooo:rsid="0002eeb0" officeooo:paragraph-rsid="0002eeb0"/>
    </style:style>
    <style:style style:name="P8" style:family="paragraph" style:parent-style-name="Text_20_body">
      <style:text-properties officeooo:rsid="0018ede0" officeooo:paragraph-rsid="0018ede0"/>
    </style:style>
    <style:style style:name="P9" style:family="paragraph" style:parent-style-name="Text_20_body_20_indent">
      <style:text-properties officeooo:rsid="000103ab"/>
    </style:style>
    <style:style style:name="P10" style:family="paragraph" style:parent-style-name="Text_20_body_20_indent">
      <style:text-properties officeooo:rsid="000103ab" officeooo:paragraph-rsid="000103ab"/>
    </style:style>
    <style:style style:name="P11" style:family="paragraph" style:parent-style-name="Text_20_body_20_indent">
      <style:text-properties officeooo:rsid="0006acc7" officeooo:paragraph-rsid="0006acc7"/>
    </style:style>
    <style:style style:name="P12" style:family="paragraph" style:parent-style-name="Text_20_body_20_indent">
      <style:text-properties officeooo:rsid="0006acc7" officeooo:paragraph-rsid="0006f267"/>
    </style:style>
    <style:style style:name="P13" style:family="paragraph" style:parent-style-name="Text_20_body_20_indent">
      <style:text-properties officeooo:rsid="00171e58"/>
    </style:style>
    <style:style style:name="P14" style:family="paragraph" style:parent-style-name="Text_20_body_20_indent">
      <style:text-properties officeooo:rsid="00171e58" officeooo:paragraph-rsid="00171e58"/>
    </style:style>
    <style:style style:name="P15" style:family="paragraph" style:parent-style-name="Text_20_body_20_indent">
      <style:text-properties style:font-name="Liberation Mono1" fo:font-style="italic" fo:font-weight="bold" officeooo:rsid="00171e58" officeooo:paragraph-rsid="00171e58" style:font-style-asian="italic" style:font-weight-asian="bold" style:font-style-complex="italic" style:font-weight-complex="bold"/>
    </style:style>
    <style:style style:name="P16" style:family="paragraph" style:parent-style-name="Text_20_body_20_indent">
      <style:text-properties style:font-name="Liberation Mono1" fo:font-style="italic" fo:font-weight="bold" officeooo:rsid="001787b9" officeooo:paragraph-rsid="001787b9" style:font-style-asian="italic" style:font-weight-asian="bold" style:font-style-complex="italic" style:font-weight-complex="bold"/>
    </style:style>
    <style:style style:name="P17" style:family="paragraph" style:parent-style-name="Text_20_body_20_indent">
      <style:text-properties officeooo:rsid="001787b9"/>
    </style:style>
    <style:style style:name="P18" style:family="paragraph" style:parent-style-name="Text_20_body_20_indent">
      <style:text-properties officeooo:rsid="001787b9" officeooo:paragraph-rsid="001787b9"/>
    </style:style>
    <style:style style:name="P19" style:family="paragraph" style:parent-style-name="Text_20_body_20_indent">
      <style:text-properties officeooo:rsid="0018ede0" officeooo:paragraph-rsid="0018ede0"/>
    </style:style>
    <style:style style:name="P20" style:family="paragraph" style:parent-style-name="Text_20_body_20_indent">
      <style:text-properties officeooo:paragraph-rsid="00200e89"/>
    </style:style>
    <style:style style:name="P21" style:family="paragraph" style:parent-style-name="Text_20_body_20_indent">
      <style:text-properties officeooo:paragraph-rsid="0002eeb0"/>
    </style:style>
    <style:style style:name="P22" style:family="paragraph" style:parent-style-name="Text_20_body_20_indent">
      <style:text-properties officeooo:paragraph-rsid="00220875"/>
    </style:style>
    <style:style style:name="P23" style:family="paragraph" style:parent-style-name="Text_20_body_20_indent">
      <style:text-properties style:font-name="Liberation Mono1" fo:font-style="italic" fo:font-weight="bold" officeooo:paragraph-rsid="00220875" style:font-style-asian="italic" style:font-weight-asian="bold" style:font-style-complex="italic" style:font-weight-complex="bold"/>
    </style:style>
    <style:style style:name="P24" style:family="paragraph" style:parent-style-name="Text_20_body_20_indent">
      <style:paragraph-properties fo:margin-left="0in" fo:margin-right="0.2in" fo:text-indent="0in" style:auto-text-indent="false"/>
      <style:text-properties officeooo:rsid="000103ab" officeooo:paragraph-rsid="000103ab"/>
    </style:style>
    <style:style style:name="T1" style:family="text">
      <style:text-properties officeooo:rsid="0002eeb0"/>
    </style:style>
    <style:style style:name="T2" style:family="text">
      <style:text-properties officeooo:rsid="0005b8eb"/>
    </style:style>
    <style:style style:name="T3" style:family="text">
      <style:text-properties officeooo:rsid="0006acc7"/>
    </style:style>
    <style:style style:name="T4" style:family="text">
      <style:text-properties officeooo:rsid="0006f267"/>
    </style:style>
    <style:style style:name="T5" style:family="text">
      <style:text-properties style:font-name="Liberation Mono1" fo:font-style="italic" fo:font-weight="bold" officeooo:rsid="0006acc7" style:font-style-asian="italic" style:font-weight-asian="bold" style:font-style-complex="italic" style:font-weight-complex="bold"/>
    </style:style>
    <style:style style:name="T6" style:family="text">
      <style:text-properties style:font-name="Liberation Mono1" fo:font-style="italic" fo:font-weight="bold" officeooo:rsid="000de28e" style:font-style-asian="italic" style:font-weight-asian="bold" style:font-style-complex="italic" style:font-weight-complex="bold"/>
    </style:style>
    <style:style style:name="T7" style:family="text">
      <style:text-properties style:font-name="Liberation Mono1" fo:font-style="italic" fo:font-weight="bold" officeooo:rsid="001fbb92" style:font-style-asian="italic" style:font-weight-asian="bold" style:font-style-complex="italic" style:font-weight-complex="bold"/>
    </style:style>
    <style:style style:name="T8" style:family="text">
      <style:text-properties style:font-name="Liberation Mono1" fo:font-style="italic" fo:font-weight="bold" officeooo:rsid="002307c1" style:font-style-asian="italic" style:font-weight-asian="bold" style:font-style-complex="italic" style:font-weight-complex="bold"/>
    </style:style>
    <style:style style:name="T9" style:family="text">
      <style:text-properties officeooo:rsid="00171e58"/>
    </style:style>
    <style:style style:name="T10" style:family="text">
      <style:text-properties officeooo:rsid="001787b9"/>
    </style:style>
    <style:style style:name="T11" style:family="text">
      <style:text-properties officeooo:rsid="001a652a"/>
    </style:style>
    <style:style style:name="T12" style:family="text">
      <style:text-properties officeooo:rsid="001b8725"/>
    </style:style>
    <style:style style:name="T13" style:family="text">
      <style:text-properties officeooo:rsid="001cbd0c"/>
    </style:style>
    <style:style style:name="T14" style:family="text">
      <style:text-properties officeooo:rsid="001df4be"/>
    </style:style>
    <style:style style:name="T15" style:family="text">
      <style:text-properties officeooo:rsid="00200e89"/>
    </style:style>
    <style:style style:name="T16" style:family="text">
      <style:text-properties officeooo:rsid="00220875"/>
    </style:style>
    <style:style style:name="T17" style:family="text">
      <style:text-properties officeooo:rsid="002438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redit Card Payment Processor Protocol</text:p>
      <text:p text:style-name="P5">Status of this Memo</text:p>
      <text:p text:style-name="P10">This document specifies a Payment Protocol which offloads the complexity of business cases to the payment server from the client, specifically the Point of Sale system.</text:p>
      <text:p text:style-name="P6">Copyright Notice</text:p>
      <text:p text:style-name="P10">Copyright © Jason Martin (2011-2012). All rights reserved.</text:p>
      <text:p text:style-name="P6">Abstract</text:p>
      <text:p text:style-name="P10">This document explains a basic protocol for payment systems that is independent of the banking institution or credit card processing hardware being used. This document does not attempt to cover all possible business cases.</text:p>
      <text:p text:style-name="P6">Terminology</text:p>
      <text:p text:style-name="P10">The words MUST, MUST NOT, and MAY will appear in the document and should be read as:</text:p>
      <text:p text:style-name="P10">MUST, MUST NOT: This is an absolute requirement, failing to do so will produce an error in the system and cancel any action.</text:p>
      <text:p text:style-name="P10">MAY, SHOULD, RECOMMENDED: This is not an absolute requirement, and in some cases, it would be superfluous to do this, but it could be helpful in a significant number of business cases.</text:p>
      <text:p text:style-name="P6">Parts of a System</text:p>
      <text:p text:style-name="P10">The system of payment is the entire collection of all parts of a payment, from the Person who enters in the payment details, the software that receives them, the hardware that transmits them, to the banking institution that processes them and back again. This system is broken down into 3 relevant Domains:</text:p>
      <text:p text:style-name="P10">USER INTERFACE</text:p>
      <text:p text:style-name="P10">This is the part of the system from which the total is generated and verified, and order details are entered.</text:p>
      <text:p text:style-name="P10">PAYMENT SERVER</text:p>
      <text:p text:style-name="P10">This is the software that, upon analyzing the input data from the USER INTERFACE, decides based on various data, the business case and institution to which this transaction belongs. This may depend on which client is the actor in the transaction, or may be dependent on the type of data sent to the server.</text:p>
      <text:p text:style-name="P10">PAYMENT GATEWAY</text:p>
      <text:p text:style-name="P10">This is the banking institution that will actually be performing the charge and crediting some account with the money, regardless of the type of transaction, the internal <text:s/>workings of these institutions is irrelevant.</text:p>
      <text:p text:style-name="P7">Commands</text:p>
      <text:p text:style-name="P21"><text:span text:style-name="T1">Commands in the system are verbs, like </text:span><text:span text:style-name="T14">SET, GET, </text:span><text:span text:style-name="T1">PAY, QUERY, SEND, <text:s/>FAIL, PAID, </text:span><text:span text:style-name="T2">DISP, PRINT, </text:span><text:span text:style-name="T13">SET,</text:span><text:span text:style-name="T2"> RET</text:span><text:span text:style-name="T11">V</text:span><text:span text:style-name="T2">, </text:span><text:span text:style-name="T12">RECV,</text:span><text:span text:style-name="T2"> </text:span><text:span text:style-name="T11">SUCCESS, ERROR,</text:span><text:span text:style-name="T2"> and WAIT.</text:span></text:p>
      <text:p text:style-name="P22"><text:span text:style-name="T16">SET</text:span></text:p>
      <text:p text:style-name="P22"><text:span text:style-name="T16">The SET command allows you to set various values in the system that are consistent across all requests, such as the Account number into which to transfer funds. </text:span></text:p>
      <text:p text:style-name="P23"><text:soft-page-break/><text:span text:style-name="T16">SET key value</text:span></text:p>
      <text:p text:style-name="P22"><text:span text:style-name="T16">Where key is a string, and value is more or less anything. You will need to pay attention to what processor you are using, and what key value pairs they require.</text:span></text:p>
      <text:p text:style-name="P22"><text:span text:style-name="T16">The Paylife Artema Hybrid system requires that you set artema_hybrid_konto to the account number agreed upon by you and your representitive.</text:span></text:p>
      <text:p text:style-name="P11">PAY</text:p>
      <text:p text:style-name="P12">The PAY command MUST be sent in the format of:</text:p>
      <text:p text:style-name="P1"><text:span text:style-name="T3"><text:s/></text:span><text:span text:style-name="T5">PAY </text:span><text:span text:style-name="T6">id amount </text:span><text:span text:style-name="T8">[userid]</text:span></text:p>
      <text:p text:style-name="Text_20_body_20_indent"><text:span text:style-name="T4">W</text:span><text:span text:style-name="T3">here:</text:span></text:p>
      <text:p text:style-name="P20"><text:span text:style-name="T15">ID is a unique id for your system, it's irrelevant for the payment process, and could even be 0000, or always the same. Amount is any reasonably formatted currency amount, like 32.95, or 32,95 or 00003295. It will be converted into cents notation, i.e. the last example given.</text:span></text:p>
      <text:p text:style-name="P20"><text:span text:style-name="T15">Userid is relevant only to some payment systems, it is ignored otherwise, but must be present. It is acceptable to send 00 as the userid. The possible values are 00-99. </text:span><text:span text:style-name="T17">Userid will default to 00 if it is not passed in.</text:span></text:p>
      <text:p text:style-name="P14">PAID</text:p>
      <text:p text:style-name="P14">The PAID command will be in the format of:</text:p>
      <text:p text:style-name="P15">PAID id amount</text:p>
      <text:p text:style-name="P14">The PAID command followed by the id that you sent with the PAY request is a positive indication that the payment has been accepted.</text:p>
      <text:p text:style-name="P14">FAIL</text:p>
      <text:p text:style-name="P14">The FAIL command will be in the format of:</text:p>
      <text:p text:style-name="P15">FAIL id error_text</text:p>
      <text:p text:style-name="P13">DISP</text:p>
      <text:p text:style-name="Text_20_body_20_indent"><text:span text:style-name="T9">The DISP command stands for Display, and is only used for text that should be Displayed via some mechanism, either Pole Display, or Customer Screen, to the Customer. </text:span><text:span text:style-name="T10">The milliseconds will indicate for how long it absolutely must be shown before changing the display. A 0 will indicate that this should be displayed by some mechanism until the end of the transaction.</text:span></text:p>
      <text:p text:style-name="P13">The DISP command will be in the format of:</text:p>
      <text:p text:style-name="P2"><text:span text:style-name="T9">DISP id </text:span><text:span text:style-name="T10">n milliseconds</text:span><text:span text:style-name="T9"> text</text:span></text:p>
      <text:p text:style-name="P14">PRINT<text:line-break/></text:p>
      <text:p text:style-name="P14">The PRINT command is used for notifying the USER INTERFACE that something should be printed out for the customer, or concatenated to existing printouts, i.e. a thermal receipt, or some such medium.</text:p>
      <text:p text:style-name="P14">The PRINT command will be in the format of:</text:p>
      <text:p text:style-name="P15">PRINT id text</text:p>
      <text:p text:style-name="P17">RETV</text:p>
      <text:p text:style-name="P18"><text:soft-page-break/>The RETV command is used for additional messages that don't precisely have to do with Payments per se, but communication between the USER INTERFACE and the PAYMENT SERVER. These can be simple notices, or responses to commands like QUERY.</text:p>
      <text:p text:style-name="P18">The RETV command will be in the format of:</text:p>
      <text:p text:style-name="P16">RETV id text</text:p>
      <text:p text:style-name="P19">WAIT</text:p>
      <text:p text:style-name="P19">The WAIT command tells the USER INTERFACE that the PAYMENT SERVER is not yet ready to talk, and indicates an estimation of how long it should wait. </text:p>
      <text:p text:style-name="P8">Notes on the id field</text:p>
      <text:p text:style-name="P19">The id field is a personal reference number for the USER INTERFACE, in normal Server → Client communication, this is usually assigned by the server to the client. In this case, it is the reverse, this is to simplify integration with existing USER INTERFACES. </text:p>
      <text:p text:style-name="P19">Despite the possibility of one server, and multiple clients, this system should never actually be used to service such a situation, and generally, we are talking about 1 PAYMENT SERVER and 1 USER INTERFACE. It is however possible the there could be several clients integrating with one payment server. In that case, USER INTERFACES will just have to be good citizens and identify themselves properly and use an ID scheme that will not conflict with other USER INTERFACES on the same system. This behavior will most likely change in the future, that is, in addition to having personal references, such as the USER INTERFACE'S current order id, the PAYMENT SERVER may assign a communication id to the USER INTERFACE.</text:p>
      <text:p text:style-name="P19">Since this situation is not currently being dealt with, then it is not implemented.</text:p>
      <text:p text:style-name="P17"/>
      <text:p text:style-name="P13"/>
      <text:p text:style-name="P13"/>
      <text:p text:style-name="P24"/>
      <text:p text:style-name="P10"/>
      <text:p text:style-name="P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Mono1" svg:font-family="'Liberation Mono'" style:font-family-generic="modern" style:font-pitch="fixed"/>
    <style:font-face style:name="Liberation Mono" svg:font-family="'Liberation Mono'" style:font-adornments="Bol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ext_20_body_20_indent" style:display-name="Text body indent" style:family="paragraph" style:parent-style-name="Text_20_body" style:class="text">
      <style:paragraph-properties fo:margin-left="0.2in" fo:margin-right="0.2in" fo:text-indent="0in" style:auto-text-indent="false"/>
      <style:text-properties style:font-size-asian="10.5pt"/>
    </style:style>
    <style:style style:name="Text" style:family="paragraph" style:parent-style-name="Caption" style:class="extra">
      <style:paragraph-properties fo:margin-top="0in" fo:margin-bottom="0in"/>
      <style:text-properties style:font-name="Liberation Mono" fo:font-size="13pt" fo:font-style="normal" fo:font-weight="bold" style:font-weight-asian="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sonknight </meta:initial-creator>
    <meta:creation-date>2011-12-26T14:03:15</meta:creation-date>
    <dc:date>2011-12-29T14:58:52</dc:date>
    <dc:creator>jasonknight </dc:creator>
    <meta:editing-duration>PT08H42M33S</meta:editing-duration>
    <meta:editing-cycles>28</meta:editing-cycles>
    <meta:generator>OpenOffice.org/3.2$Linux OpenOffice.org_project/320m19$Build-9505</meta:generator>
    <meta:document-statistic meta:table-count="0" meta:image-count="0" meta:object-count="0" meta:page-count="3" meta:paragraph-count="57" meta:word-count="969" meta:character-count="5600"/>
  </office:meta>
</office:document-meta>
</file>